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8" style:parent-style-name="Обычный" style:family="paragraph">
      <style:paragraph-properties fo:text-align="center"/>
    </style:style>
    <style:style style:name="P39" style:parent-style-name="Обычный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end"/>
    </style:style>
    <style:style style:name="P4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end"/>
    </style:style>
    <style:style style:name="P59" style:parent-style-name="Обычный" style:family="paragraph">
      <style:paragraph-properties fo:text-align="end"/>
    </style:style>
    <style:style style:name="P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2" style:parent-style-name="Обычный" style:family="paragraph">
      <style:paragraph-properties fo:background-color="#1E1F22"/>
    </style:style>
    <style:style style:name="T63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64" style:parent-style-name="Основнойшрифтабзаца" style:family="text">
      <style:text-properties fo:font-size="15pt" style:font-size-asian="15pt" style:font-size-complex="15pt"/>
    </style:style>
    <style:style style:name="T65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66" style:parent-style-name="Основнойшрифтабзаца" style:family="text">
      <style:text-properties style:font-name="JetBrains Mono" fo:color="#8888C6" fo:font-size="10pt" style:font-size-asian="10pt" style:font-size-complex="15pt"/>
    </style:style>
    <style:style style:name="T67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68" style:parent-style-name="Основнойшрифтабзаца" style:family="text">
      <style:text-properties style:font-name="JetBrains Mono" fo:color="#8888C6" fo:font-size="10pt" style:font-size-asian="10pt" style:font-size-complex="15pt"/>
    </style:style>
    <style:style style:name="T69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70" style:parent-style-name="Основнойшрифтабзаца" style:family="text">
      <style:text-properties style:font-name="JetBrains Mono" fo:color="#6AAB73" fo:font-size="10pt" style:font-size-asian="10pt" style:font-size-complex="15pt"/>
    </style:style>
    <style:style style:name="T71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72" style:parent-style-name="Основнойшрифтабзаца" style:family="text">
      <style:text-properties fo:font-size="15pt" style:font-size-asian="15pt" style:font-size-complex="15pt"/>
    </style:style>
    <style:style style:name="T73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74" style:parent-style-name="Основнойшрифтабзаца" style:family="text">
      <style:text-properties fo:font-size="15pt" style:font-size-asian="15pt" style:font-size-complex="15pt"/>
    </style:style>
    <style:style style:name="T75" style:parent-style-name="Основнойшрифтабзаца" style:family="text">
      <style:text-properties style:font-name="JetBrains Mono" fo:color="#CF8E6D" fo:font-size="10pt" style:font-size-asian="10pt" style:font-size-complex="15pt"/>
    </style:style>
    <style:style style:name="T76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77" style:parent-style-name="Основнойшрифтабзаца" style:family="text">
      <style:text-properties style:font-name="JetBrains Mono" fo:color="#2AACB8" fo:font-size="10pt" style:font-size-asian="10pt" style:font-size-complex="15pt"/>
    </style:style>
    <style:style style:name="T78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79" style:parent-style-name="Основнойшрифтабзаца" style:family="text">
      <style:text-properties fo:font-size="15pt" style:font-size-asian="15pt" style:font-size-complex="15pt"/>
    </style:style>
    <style:style style:name="T80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81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82" style:parent-style-name="Основнойшрифтабзаца" style:family="text">
      <style:text-properties fo:font-size="15pt" style:font-size-asian="15pt" style:font-size-complex="15pt"/>
    </style:style>
    <style:style style:name="T83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84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85" style:parent-style-name="Основнойшрифтабзаца" style:family="text">
      <style:text-properties style:font-name="JetBrains Mono" fo:color="#2AACB8" fo:font-size="10pt" style:font-size-asian="10pt" style:font-size-complex="15pt"/>
    </style:style>
    <style:style style:name="T86" style:parent-style-name="Основнойшрифтабзаца" style:family="text">
      <style:text-properties fo:font-size="15pt" style:font-size-asian="15pt" style:font-size-complex="15pt"/>
    </style:style>
    <style:style style:name="T87" style:parent-style-name="Основнойшрифтабзаца" style:family="text">
      <style:text-properties style:font-name="JetBrains Mono" fo:color="#2AACB8" fo:font-size="10pt" style:font-size-asian="10pt" style:font-size-complex="15pt"/>
    </style:style>
    <style:style style:name="T88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89" style:parent-style-name="Основнойшрифтабзаца" style:family="text">
      <style:text-properties fo:font-size="15pt" style:font-size-asian="15pt" style:font-size-complex="15pt"/>
    </style:style>
    <style:style style:name="T90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91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92" style:parent-style-name="Основнойшрифтабзаца" style:family="text">
      <style:text-properties style:font-name="JetBrains Mono" fo:color="#2AACB8" fo:font-size="10pt" style:font-size-asian="10pt" style:font-size-complex="15pt"/>
    </style:style>
    <style:style style:name="T93" style:parent-style-name="Основнойшрифтабзаца" style:family="text">
      <style:text-properties fo:font-size="15pt" style:font-size-asian="15pt" style:font-size-complex="15pt"/>
    </style:style>
    <style:style style:name="T94" style:parent-style-name="Основнойшрифтабзаца" style:family="text">
      <style:text-properties style:font-name="JetBrains Mono" fo:color="#2AACB8" fo:font-size="10pt" style:font-size-asian="10pt" style:font-size-complex="15pt"/>
    </style:style>
    <style:style style:name="T95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96" style:parent-style-name="Основнойшрифтабзаца" style:family="text">
      <style:text-properties fo:font-size="15pt" style:font-size-asian="15pt" style:font-size-complex="15pt"/>
    </style:style>
    <style:style style:name="T97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98" style:parent-style-name="Основнойшрифтабзаца" style:family="text">
      <style:text-properties style:font-name="JetBrains Mono" fo:color="#8888C6" fo:font-size="10pt" style:font-size-asian="10pt" style:font-size-complex="15pt"/>
    </style:style>
    <style:style style:name="T99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100" style:parent-style-name="Основнойшрифтабзаца" style:family="text">
      <style:text-properties fo:font-size="15pt" style:font-size-asian="15pt" style:font-size-complex="15pt"/>
    </style:style>
    <style:style style:name="T101" style:parent-style-name="Основнойшрифтабзаца" style:family="text">
      <style:text-properties style:font-name="JetBrains Mono" fo:color="#CF8E6D" fo:font-size="10pt" style:font-size-asian="10pt" style:font-size-complex="15pt"/>
    </style:style>
    <style:style style:name="T102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103" style:parent-style-name="Основнойшрифтабзаца" style:family="text">
      <style:text-properties fo:font-size="15pt" style:font-size-asian="15pt" style:font-size-complex="15pt"/>
    </style:style>
    <style:style style:name="T104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105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106" style:parent-style-name="Основнойшрифтабзаца" style:family="text">
      <style:text-properties fo:font-size="15pt" style:font-size-asian="15pt" style:font-size-complex="15pt"/>
    </style:style>
    <style:style style:name="T107" style:parent-style-name="Основнойшрифтабзаца" style:family="text">
      <style:text-properties style:font-name="JetBrains Mono" fo:color="#7A7E85" fo:font-size="10pt" style:font-size-asian="10pt" style:font-size-complex="15pt"/>
    </style:style>
    <style:style style:name="T108" style:parent-style-name="Основнойшрифтабзаца" style:family="text">
      <style:text-properties style:font-name="JetBrains Mono" fo:color="#8888C6" fo:font-size="10pt" style:font-size-asian="10pt" style:font-size-complex="15pt"/>
    </style:style>
    <style:style style:name="T109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T110" style:parent-style-name="Основнойшрифтабзаца" style:family="text">
      <style:text-properties style:font-name="JetBrains Mono" fo:color="#6AAB73" fo:font-size="10pt" style:font-size-asian="10pt" style:font-size-complex="15pt"/>
    </style:style>
    <style:style style:name="T111" style:parent-style-name="Основнойшрифтабзаца" style:family="text">
      <style:text-properties style:font-name="JetBrains Mono" fo:color="#BCBEC4" fo:font-size="10pt" style:font-size-asian="10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/>
    </style:style>
    <style:style style:name="P115" style:parent-style-name="Обычный" style:family="paragraph">
      <style:text-properties fo:font-size="15pt" style:font-size-asian="15pt" style:font-size-complex="15pt"/>
    </style:style>
    <style:style style:name="T116" style:parent-style-name="Основнойшрифтабзаца" style:family="text">
      <style:text-properties fo:font-size="15pt" style:font-size-asian="15pt" style:font-size-complex="15pt"/>
    </style:style>
    <style:style style:name="T1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size="15pt" style:font-size-asian="15pt" style:font-size-complex="15pt"/>
    </style:style>
    <style:style style:name="T1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20" style:parent-style-name="Обычный" style:family="paragraph">
      <style:text-properties fo:font-size="15pt" style:font-size-asian="15pt" style:font-size-complex="15pt"/>
    </style:style>
    <style:style style:name="P121" style:parent-style-name="Обычный" style:family="paragraph">
      <style:text-properties fo:language="en" fo:country="US"/>
    </style:style>
    <style:style style:name="P122" style:parent-style-name="Обычный" style:family="paragraph">
      <style:text-properties fo:font-size="15pt" style:font-size-asian="15pt" style:font-size-complex="15pt" fo:language="en" fo:country="US"/>
    </style:style>
    <style:style style:name="P123" style:parent-style-name="Обычный" style:family="paragraph">
      <style:text-properties fo:font-size="15pt" style:font-size-asian="15pt" style:font-size-complex="15pt" fo:language="en" fo:country="US"/>
    </style:style>
    <style:style style:name="T12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5" style:parent-style-name="Основнойшрифтабзаца" style:family="text">
      <style:text-properties fo:font-size="15pt" style:font-size-asian="15pt" style:font-size-complex="15pt"/>
    </style:style>
    <style:style style:name="T12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7" style:parent-style-name="Основнойшрифтабзаца" style:family="text">
      <style:text-properties fo:font-size="15pt" style:font-size-asian="15pt" style:font-size-complex="15pt"/>
    </style:style>
    <style:style style:name="T12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9" style:parent-style-name="Основнойшрифтабзаца" style:family="text">
      <style:text-properties fo:font-size="15pt" style:font-size-asian="15pt" style:font-size-complex="15pt"/>
    </style:style>
    <style:style style:name="T13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32" style:parent-style-name="Обычный" style:family="paragraph">
      <style:text-properties fo:font-size="15pt" style:font-size-asian="15pt" style:font-size-complex="15pt"/>
    </style:style>
    <style:style style:name="P133" style:parent-style-name="Обычный" style:family="paragraph">
      <style:text-properties fo:font-size="15pt" style:font-size-asian="15pt" style:font-size-complex="15pt" fo:language="en" fo:country="US"/>
    </style:style>
    <style:style style:name="P1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6" style:parent-style-name="Основнойшрифтабзаца" style:family="text">
      <style:text-properties fo:font-size="15pt" style:font-size-asian="15pt" style:font-size-complex="15pt"/>
    </style:style>
    <style:style style:name="T137" style:parent-style-name="Основнойшрифтабзаца" style:family="text">
      <style:text-properties fo:font-size="15pt" style:font-size-asian="15pt" style:font-size-complex="15pt"/>
    </style:style>
    <style:style style:name="P138" style:parent-style-name="Обычный" style:family="paragraph">
      <style:text-properties fo:font-size="15pt" style:font-size-asian="15pt" style:font-size-complex="15pt"/>
    </style:style>
    <style:style style:name="P139" style:parent-style-name="Обычный" style:family="paragraph">
      <style:text-properties fo:font-size="15pt" style:font-size-asian="15pt" style:font-size-complex="15pt"/>
    </style:style>
    <style:style style:name="P140" style:parent-style-name="Обычный" style:family="paragraph">
      <style:text-properties fo:font-size="15pt" style:font-size-asian="15pt" style:font-size-complex="15pt"/>
    </style:style>
    <style:style style:name="P141" style:parent-style-name="Обычный" style:family="paragraph">
      <style:text-properties fo:font-size="15pt" style:font-size-asian="15pt" style:font-size-complex="15pt"/>
    </style:style>
    <style:style style:name="P142" style:parent-style-name="Обычный" style:family="paragraph">
      <style:text-properties fo:font-size="15pt" style:font-size-asian="15pt" style:font-size-complex="15pt"/>
    </style:style>
    <style:style style:name="P143" style:parent-style-name="Обычный" style:family="paragraph">
      <style:text-properties fo:font-size="15pt" style:font-size-asian="15pt" style:font-size-complex="15pt"/>
    </style:style>
    <style:style style:name="P144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, больше 999. Используя одну операцию деления нацело и одну операцию взятия остатка от деления, найти цифру, соответствующую разряду тысяч в записи этого числа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9">Начало</text:span></text:p>
      <text:p text:style-name="P30"/>
      <text:p text:style-name="Обычный"><draw:connector draw:type="line" svg:x1="3.25556in" svg:y1="0.04514in" svg:x2="3.24653in" svg:y2="0.47153in" draw:z-index="251673600" draw:id="id1" draw:style-name="a1" draw:name="Линия 7" text:anchor-type="paragraph"><svg:title/><svg:desc/></draw:connector></text:p>
      <text:p text:style-name="P31"/>
      <text:p text:style-name="P32"><draw:custom-shape svg:x="0in" svg:y="0.01181in" svg:width="1.93264in" svg:height="0.32292in" draw:z-index="25167052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3">Ввод x</text:span></text:p>
      <text:p text:style-name="Обычный"><draw:connector draw:type="line" svg:x1="0in" svg:y1="0.10139in" svg:x2="0in" svg:y2="0.54931in" draw:z-index="251671552" draw:id="id3" draw:style-name="a3" draw:name="Линия 6" text:anchor-type="paragraph"><svg:title/><svg:desc/></draw:connector></text:p>
      <text:p text:style-name="P34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5"><text:span text:style-name="T36">x = int(input(«Введите число:»))</text:span></text:p>
      <text:p text:style-name="Обычный"><draw:connector draw:type="line" svg:x1="3.23611in" svg:y1="0.14306in" svg:x2="3.23611in" svg:y2="0.51806in" draw:z-index="251661312" draw:id="id5" draw:style-name="a5" draw:name="Линия 1" text:anchor-type="paragraph"><svg:title/><svg:desc/></draw:connector></text:p>
      <text:p text:style-name="P37"/>
      <text:p text:style-name="P38"><draw:custom-shape svg:x="0in" svg:y="0.03403in" svg:width="2.81181in" svg:height="0.72431in" draw:z-index="251660288" draw:id="id6" draw:style-name="a6" draw:name="Фигура 2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P39"><draw:connector draw:type="line" svg:x1="1.86042in" svg:y1="0.21597in" svg:x2="0.86042in" svg:y2="0.44514in" draw:z-index="251667456" draw:id="id7" draw:style-name="a7" draw:name="Линия 3" text:anchor-type="paragraph"><svg:title/><svg:desc/></draw:connector><draw:connector draw:type="line" svg:x1="5.50556in" svg:y1="0.45556in" svg:x2="4.64167in" svg:y2="0.20556in" draw:z-index="251668480" draw:id="id8" draw:style-name="a8" draw:name="Линия 4" text:anchor-type="paragraph"><svg:title/><svg:desc/></draw:connector><text:span text:style-name="T40">x &gt; 999</text:span></text:p>
      <text:p text:style-name="P41"><draw:custom-shape svg:x="-0.27431in" svg:y="0.20625in" svg:width="1.70139in" svg:height="0.36389in" draw:z-index="251662336" draw:id="id9" draw:style-name="a9" draw:name="Фигура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text:span text:style-name="T43"><draw:custom-shape svg:x="4.56944in" svg:y="0.01458in" svg:width="1.89792in" svg:height="0.34306in" draw:z-index="251664384" draw:id="id10" draw:style-name="a10" draw:name="Фигура 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">y = x/1000<text:s/></text:span><text:span text:style-name="T45"><text:s text:c="69"/>Print(«</text:span><text:span text:style-name="T46">Ошибка</text:span><text:span text:style-name="T47">»)</text:span></text:p>
      <text:p text:style-name="P48"><draw:connector draw:type="line" svg:x1="0.37083in" svg:y1="0.13819in" svg:x2="0.33958in" svg:y2="0.41944in" draw:z-index="251666432" draw:id="id11" draw:style-name="a11" draw:name="Линия 2" text:anchor-type="paragraph"><svg:title/><svg:desc/></draw:connector></text:p>
      <text:p text:style-name="Обычный"><draw:custom-shape svg:x="-0.36806in" svg:y="0.24028in" svg:width="1.77014in" svg:height="0.60278in" draw:z-index="251663360" draw:id="id12" draw:style-name="a12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9"/>
      <text:p text:style-name="Обычный"><text:span text:style-name="T50">n = y % 10 <text:s text:c="4"/></text:span></text:p>
      <text:p text:style-name="Обычный"><draw:connector draw:type="line" svg:x1="0.34722in" svg:y1="0.12222in" svg:x2="0.35764in" svg:y2="0.42222in" draw:z-index="251669504" draw:id="id13" draw:style-name="a13" draw:name="Линия 5" text:anchor-type="paragraph"><svg:title/><svg:desc/></draw:connector></text:p>
      <text:p text:style-name="Обычный"><draw:custom-shape svg:x="-0.32708in" svg:y="0.18681in" svg:width="1.69653in" svg:height="0.38403in" draw:z-index="251665408" draw:id="id14" draw:style-name="a14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1">print(n)</text:p>
      <text:p text:style-name="Обычный"><draw:connector draw:type="line" svg:x1="1.36944in" svg:y1="0.14167in" svg:x2="2.50624in" svg:y2="0.27709in" draw:z-index="251677696" draw:id="id15" draw:style-name="a15" draw:name="Линия 9" text:anchor-type="paragraph"><svg:title/><svg:desc/></draw:connector><draw:custom-shape svg:x="2.48472in" svg:y="0.00972in" svg:width="1.55139in" svg:height="0.53125in" draw:z-index="251675648" draw:id="id16" draw:style-name="a16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52"><text:span text:style-name="T53">Вывод</text:span><text:span text:style-name="T54"><text:s text:c="2"/>x</text:span></text:p>
      <text:p text:style-name="Обычный"><draw:connector draw:type="line" svg:x1="3.25625in" svg:y1="0.49931in" svg:x2="3.25625in" svg:y2="0.06181in" draw:z-index="251678720" draw:id="id17" draw:style-name="a17" draw:name="Линия 10" text:anchor-type="paragraph"><svg:title/><svg:desc/></draw:connector></text:p>
      <text:p text:style-name="P55"/>
      <text:p text:style-name="Обычный"><draw:custom-shape svg:x="2.36181in" svg:y="0.01042in" svg:width="1.8375in" svg:height="0.60278in" draw:z-index="251674624" draw:id="id18" draw:style-name="a1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6">Конец</text:p>
      <text:p text:style-name="P57"/>
      <text:p text:style-name="P58"/>
      <text:p text:style-name="P59">Студент группы ИС-27 Поповян А.Д.</text:p>
      <text:p text:style-name="P60"/>
      <text:p text:style-name="P61">Текст программы:</text:p>
      <text:p text:style-name="P62"><text:span text:style-name="T63"># Чтение входного числа от пользователя</text:span><text:span text:style-name="T64"><text:line-break/></text:span><text:span text:style-name="T65">x =<text:s/></text:span><text:span text:style-name="T66">int</text:span><text:span text:style-name="T67">(</text:span><text:span text:style-name="T68">input</text:span><text:span text:style-name="T69">(</text:span><text:span text:style-name="T70">"Введите число:"</text:span><text:span text:style-name="T71">))</text:span><text:span text:style-name="T72"><text:line-break/></text:span><text:span text:style-name="T73"># Проверка условия, что число больше 999</text:span><text:span text:style-name="T74"><text:line-break/></text:span><text:span text:style-name="T75">if<text:s/></text:span><text:span text:style-name="T76">x &gt;<text:s/></text:span><text:span text:style-name="T77">999</text:span><text:span text:style-name="T78">:</text:span><text:span text:style-name="T79"><text:line-break/></text:span><text:span text:style-name="T80"><text:s text:c="4"/></text:span><text:span text:style-name="T81"># Деление числа на 1000</text:span><text:span text:style-name="T82"><text:line-break/></text:span><text:span text:style-name="T83"><text:s text:c="4"/></text:span><text:span text:style-name="T84">y = x/</text:span><text:span text:style-name="T85">1000</text:span><text:span text:style-name="T86"><text:line-break/></text:span><text:span text:style-name="T87"><text:s text:c="4"/></text:span><text:span text:style-name="T88"># Получение остатка от деления числа на 10</text:span><text:span text:style-name="T89"><text:line-break/></text:span><text:span text:style-name="T90"><text:s text:c="4"/></text:span><text:span text:style-name="T91">n = y%</text:span><text:span text:style-name="T92">10</text:span><text:span text:style-name="T93"><text:line-break/></text:span><text:span text:style-name="T94"><text:s text:c="4"/></text:span><text:span text:style-name="T95"># выводим цифру, соответствующей разряду тысяч</text:span><text:span text:style-name="T96"><text:line-break/></text:span><text:span text:style-name="T97"><text:s text:c="4"/></text:span><text:span text:style-name="T98">print</text:span><text:span text:style-name="T99">(n)</text:span><text:span text:style-name="T100"><text:line-break/></text:span><text:span text:style-name="T101">else</text:span><text:span text:style-name="T102">:</text:span><text:span text:style-name="T103"><text:line-break/></text:span><text:span text:style-name="T104"><text:s text:c="4"/></text:span><text:span text:style-name="T105"># если число &lt;999 вывод сообщения об ошибке</text:span><text:span text:style-name="T106"><text:line-break/></text:span><text:span text:style-name="T107"><text:s text:c="4"/></text:span><text:span text:style-name="T108">print</text:span><text:span text:style-name="T109">(</text:span><text:span text:style-name="T110">"Ошибка"</text:span><text:span text:style-name="T111">)</text:span></text:p>
      <text:p text:style-name="P112"/>
      <text:p text:style-name="P113">Протокол работы программы:</text:p>
      <text:p text:style-name="P114">1)</text:p>
      <text:p text:style-name="P115">/usr/bin/python3.9 /home/student/Документы/PopovyanPy/Pz_2/Pz_2_1.py<text:s/></text:p>
      <text:p text:style-name="Обычный"><text:span text:style-name="T116">Введите</text:span><text:span text:style-name="T117"><text:s/></text:span><text:span text:style-name="T118">число</text:span><text:span text:style-name="T119">: 123</text:span></text:p>
      <text:p text:style-name="P120">Ошибка</text:p>
      <text:p text:style-name="P121"/>
      <text:p text:style-name="P122">Process finished with exit code 0</text:p>
      <text:p text:style-name="P123">2)</text:p>
      <text:p text:style-name="Обычный"><text:span text:style-name="T124">/usr/bin/python3.9 /home/student/</text:span><text:span text:style-name="T125">Документы</text:span><text:span text:style-name="T126">/PopovyanPy/Pz_2/Pz_2_1.py<text:s/></text:span></text:p>
      <text:p text:style-name="Обычный"><text:span text:style-name="T127">Введите</text:span><text:span text:style-name="T128"><text:s/></text:span><text:span text:style-name="T129">число</text:span><text:span text:style-name="T130">: 1000</text:span></text:p>
      <text:p text:style-name="Обычный"><text:span text:style-name="T131">1.0</text:span></text:p>
      <text:p text:style-name="P132"/>
      <text:p text:style-name="P133">Process finished with exit code 0</text:p>
      <text:p text:style-name="P134"/>
      <text:p text:style-name="Обычный"><text:span text:style-name="T135">Вывод:<text:s/></text:span><text:span text:style-name="T136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<text:s/></text:span></text:p>
      <text:p text:style-name="Обычный"><text:span text:style-name="T137">программного кода. Готовые программные коды выложены на GitHub.</text:span></text:p>
      <text:p text:style-name="P138"/>
      <text:p text:style-name="P139"><text:s text:c="12"/></text:p>
      <text:p text:style-name="P140"/>
      <text:p text:style-name="P141"/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4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0-19T15:27:00Z</dc:date>
    <meta:template xlink:href="Normal" xlink:type="simple"/>
    <meta:editing-cycles>9</meta:editing-cycles>
    <meta:editing-duration>PT126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71" meta:character-count="1819" meta:row-count="12" meta:non-whitespace-character-count="1551"/>
  </office:meta>
</office:document-meta>
</file>